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1.638cm" fo:margin-left="1.866cm" table:align="left"/>
    </style:style>
    <style:style style:name="Tabla1.A" style:family="table-column">
      <style:table-column-properties style:column-width="3.66cm"/>
    </style:style>
    <style:style style:name="Tabla1.B" style:family="table-column">
      <style:table-column-properties style:column-width="3.992cm"/>
    </style:style>
    <style:style style:name="Tabla1.C" style:family="table-column">
      <style:table-column-properties style:column-width="3.98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118a9a" officeooo:paragraph-rsid="00118a9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18a9a" officeooo:paragraph-rsid="00118a9a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139100" officeooo:paragraph-rsid="00139100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13a019" officeooo:paragraph-rsid="0013a019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15058e" officeooo:paragraph-rsid="0015058e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178fce" officeooo:paragraph-rsid="0029438b" style:font-weight-asian="bold" style:font-weight-complex="bold"/>
    </style:style>
    <style:style style:name="P7" style:family="paragraph" style:parent-style-name="Standard">
      <style:text-properties style:font-name="Arial" fo:language="en" fo:country="US" officeooo:rsid="00118a9a" officeooo:paragraph-rsid="00118a9a"/>
    </style:style>
    <style:style style:name="P8" style:family="paragraph" style:parent-style-name="Standard">
      <style:text-properties style:font-name="Arial" fo:language="en" fo:country="US" officeooo:rsid="00139100" officeooo:paragraph-rsid="00139100"/>
    </style:style>
    <style:style style:name="P9" style:family="paragraph" style:parent-style-name="Standard">
      <style:text-properties style:font-name="Arial" fo:language="en" fo:country="US" officeooo:rsid="0013a019" officeooo:paragraph-rsid="0013a019"/>
    </style:style>
    <style:style style:name="P10" style:family="paragraph" style:parent-style-name="Standard">
      <style:text-properties style:font-name="Arial" fo:language="en" fo:country="US" officeooo:rsid="0013d2a3" officeooo:paragraph-rsid="0013d2a3"/>
    </style:style>
    <style:style style:name="P11" style:family="paragraph" style:parent-style-name="Standard">
      <style:text-properties style:font-name="Arial" fo:language="en" fo:country="US" officeooo:rsid="0015058e" officeooo:paragraph-rsid="0015058e"/>
    </style:style>
    <style:style style:name="P12" style:family="paragraph" style:parent-style-name="Standard">
      <style:text-properties style:font-name="Arial" fo:language="en" fo:country="US" officeooo:rsid="0015db4d" officeooo:paragraph-rsid="0015db4d"/>
    </style:style>
    <style:style style:name="P13" style:family="paragraph" style:parent-style-name="Standard">
      <style:text-properties style:font-name="Arial" fo:language="en" fo:country="US" officeooo:rsid="00176491" officeooo:paragraph-rsid="00176491"/>
    </style:style>
    <style:style style:name="P14" style:family="paragraph" style:parent-style-name="Standard">
      <style:text-properties style:font-name="Arial" fo:language="en" fo:country="US" officeooo:rsid="0024f7cb" officeooo:paragraph-rsid="0024f7cb"/>
    </style:style>
    <style:style style:name="P15" style:family="paragraph" style:parent-style-name="Standard">
      <style:text-properties style:font-name="Arial" fo:language="en" fo:country="US" officeooo:rsid="00231749" officeooo:paragraph-rsid="00231749"/>
    </style:style>
    <style:style style:name="P16" style:family="paragraph" style:parent-style-name="Standard">
      <style:text-properties style:font-name="Arial" fo:language="en" fo:country="US" officeooo:rsid="0026966b" officeooo:paragraph-rsid="0026966b"/>
    </style:style>
    <style:style style:name="P17" style:family="paragraph" style:parent-style-name="Standard">
      <style:text-properties style:font-name="Arial" fo:language="en" fo:country="US" officeooo:rsid="001ef68b" officeooo:paragraph-rsid="001ef68b"/>
    </style:style>
    <style:style style:name="P18" style:family="paragraph" style:parent-style-name="Standard">
      <style:text-properties style:font-name="Arial" fo:language="en" fo:country="US" officeooo:rsid="0027f03d" officeooo:paragraph-rsid="0027f03d"/>
    </style:style>
    <style:style style:name="P19" style:family="paragraph" style:parent-style-name="Standard">
      <style:text-properties style:font-name="Arial" fo:language="en" fo:country="US" officeooo:rsid="00178fce" officeooo:paragraph-rsid="0029438b"/>
    </style:style>
    <style:style style:name="P20" style:family="paragraph" style:parent-style-name="Standard">
      <style:text-properties style:font-name="Arial" fo:language="en" fo:country="US" officeooo:rsid="0024edaf" officeooo:paragraph-rsid="0029438b"/>
    </style:style>
    <style:style style:name="P21" style:family="paragraph" style:parent-style-name="Standard">
      <style:text-properties style:font-name="Arial" fo:language="en" fo:country="US" officeooo:rsid="0029438b" officeooo:paragraph-rsid="0029438b"/>
    </style:style>
    <style:style style:name="P22" style:family="paragraph" style:parent-style-name="Standard">
      <style:text-properties style:font-name="Arial1" fo:language="en" fo:country="US" style:text-underline-style="none" officeooo:rsid="0022887f" officeooo:paragraph-rsid="0029438b"/>
    </style:style>
    <style:style style:name="P23" style:family="paragraph" style:parent-style-name="Standard">
      <style:text-properties style:font-name="Arial1" fo:language="en" fo:country="US" style:text-underline-style="none" officeooo:rsid="00263aa3" officeooo:paragraph-rsid="0029438b"/>
    </style:style>
    <style:style style:name="P24" style:family="paragraph" style:parent-style-name="Standard">
      <style:text-properties style:font-name="Arial1" fo:language="en" fo:country="US" style:text-underline-style="none" officeooo:rsid="002803c2" officeooo:paragraph-rsid="0029caa7"/>
    </style:style>
    <style:style style:name="P25" style:family="paragraph" style:parent-style-name="Standard">
      <style:text-properties style:font-name="Arial1" fo:language="en" fo:country="US" style:text-underline-style="none" officeooo:rsid="0028036c" officeooo:paragraph-rsid="0029caa7"/>
    </style:style>
    <style:style style:name="P26" style:family="paragraph" style:parent-style-name="Standard">
      <style:text-properties style:font-name="Arial1" fo:language="en" fo:country="US" style:text-underline-style="none" officeooo:rsid="0034d57d" officeooo:paragraph-rsid="0029caa7"/>
    </style:style>
    <style:style style:name="P27" style:family="paragraph" style:parent-style-name="Standard">
      <style:text-properties style:font-name="Arial1" fo:language="en" fo:country="US" style:text-underline-style="none" officeooo:rsid="002cf9a7" officeooo:paragraph-rsid="0029caa7"/>
    </style:style>
    <style:style style:name="P28" style:family="paragraph" style:parent-style-name="Standard">
      <style:text-properties style:font-name="Arial1" fo:language="en" fo:country="US" style:text-underline-style="none" officeooo:rsid="002ead34" officeooo:paragraph-rsid="0029caa7"/>
    </style:style>
    <style:style style:name="P29" style:family="paragraph" style:parent-style-name="Standard">
      <style:text-properties style:font-name="Arial1" fo:language="en" fo:country="US" style:text-underline-style="none" officeooo:rsid="002b91db" officeooo:paragraph-rsid="0029caa7"/>
    </style:style>
    <style:style style:name="P30" style:family="paragraph" style:parent-style-name="Standard">
      <style:text-properties style:font-name="Arial1" fo:language="en" fo:country="US" style:text-underline-style="none" officeooo:rsid="0029caa7" officeooo:paragraph-rsid="0029caa7"/>
    </style:style>
    <style:style style:name="P31" style:family="paragraph" style:parent-style-name="Standard">
      <style:text-properties officeooo:paragraph-rsid="0029438b"/>
    </style:style>
    <style:style style:name="P32" style:family="paragraph" style:parent-style-name="Standard">
      <style:paragraph-properties fo:break-before="page"/>
      <style:text-properties style:font-name="Arial" fo:language="en" fo:country="US" fo:font-weight="bold" officeooo:rsid="00176491" officeooo:paragraph-rsid="00176491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Arial" fo:language="en" fo:country="US" fo:font-weight="bold" officeooo:rsid="00254a2d" officeooo:paragraph-rsid="00254a2d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Arial" fo:language="en" fo:country="US" fo:font-weight="bold" officeooo:rsid="0026966b" officeooo:paragraph-rsid="0026966b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Arial1" fo:language="en" fo:country="US" style:text-underline-style="none" fo:font-weight="bold" officeooo:rsid="0028036c" officeooo:paragraph-rsid="0029caa7" style:font-weight-asian="bold" style:font-weight-complex="bold"/>
    </style:style>
    <style:style style:name="P36" style:family="paragraph" style:parent-style-name="Table_20_Contents">
      <style:text-properties style:font-name="Arial" fo:font-weight="bold" officeooo:rsid="001f382c" officeooo:paragraph-rsid="0029438b" style:font-weight-asian="bold" style:font-weight-complex="bold"/>
    </style:style>
    <style:style style:name="P37" style:family="paragraph" style:parent-style-name="Table_20_Contents">
      <style:text-properties style:font-name="Arial" fo:font-weight="bold" officeooo:rsid="0022887f" officeooo:paragraph-rsid="0029438b" style:font-weight-asian="bold" style:font-weight-complex="bold"/>
    </style:style>
    <style:style style:name="P38" style:family="paragraph" style:parent-style-name="Table_20_Contents">
      <style:text-properties style:font-name="Arial" officeooo:rsid="001f382c" officeooo:paragraph-rsid="0029438b"/>
    </style:style>
    <style:style style:name="P39" style:family="paragraph" style:parent-style-name="Table_20_Contents">
      <style:text-properties style:font-name="Arial" officeooo:rsid="0022887f" officeooo:paragraph-rsid="0029438b"/>
    </style:style>
    <style:style style:name="P40" style:family="paragraph" style:parent-style-name="Table_20_Contents">
      <style:text-properties style:font-name="Arial" officeooo:rsid="0029438b" officeooo:paragraph-rsid="0029438b"/>
    </style:style>
    <style:style style:name="P41" style:family="paragraph">
      <style:paragraph-properties fo:text-align="center"/>
    </style:style>
    <style:style style:name="P42" style:family="paragraph">
      <loext:graphic-properties draw:fill-color="#ccffcc"/>
      <style:paragraph-properties fo:text-align="center"/>
    </style:style>
    <style:style style:name="P43" style:family="paragraph">
      <loext:graphic-properties draw:fill="solid" draw:fill-color="#d1e6ef"/>
      <style:paragraph-properties fo:text-align="center"/>
    </style:style>
    <style:style style:name="P44" style:family="paragraph">
      <loext:graphic-properties draw:fill="solid" draw:fill-color="#d1e6ef" draw:opacity="0%"/>
      <style:paragraph-properties fo:text-align="center"/>
      <style:text-properties fo:font-size="9pt" style:font-size-asian="9pt" style:font-size-complex="9pt"/>
    </style:style>
    <style:style style:name="P45" style:family="paragraph">
      <style:paragraph-properties fo:margin-top="0.161cm" fo:margin-bottom="0cm" fo:text-align="center" style:writing-mode="lr-tb"/>
    </style:style>
    <style:style style:name="P46" style:family="paragraph">
      <loext:graphic-properties draw:fill="solid" draw:fill-color="#d1e6ef" draw:opacity="0%"/>
      <style:paragraph-properties fo:margin-top="0.161cm" fo:margin-bottom="0cm" fo:text-align="center" style:writing-mode="lr-tb"/>
      <style:text-properties fo:font-size="9pt" fo:language="en" fo:country="US" style:font-size-asian="9pt" style:font-size-complex="9pt"/>
    </style:style>
    <style:style style:name="P47" style:family="paragraph">
      <loext:graphic-properties draw:fill-color="#ffff99"/>
      <style:paragraph-properties fo:text-align="center"/>
      <style:text-properties fo:font-size="12pt"/>
    </style:style>
    <style:style style:name="P48" style:family="paragraph">
      <loext:graphic-properties draw:fill-color="#ffffff" draw:opacity="0%"/>
      <style:paragraph-properties fo:text-align="center"/>
      <style:text-properties fo:font-size="10pt" style:font-size-asian="10pt" style:font-size-complex="10pt"/>
    </style:style>
    <style:style style:name="P4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0" style:family="paragraph">
      <style:paragraph-properties fo:text-align="start"/>
    </style:style>
    <style:style style:name="P51" style:family="paragraph">
      <loext:graphic-properties draw:fill="solid" draw:fill-color="#d1e6ef"/>
      <style:paragraph-properties fo:text-align="center"/>
      <style:text-properties fo:font-size="12pt"/>
    </style:style>
    <style:style style:name="P52" style:family="paragraph">
      <style:paragraph-properties fo:text-align="center"/>
      <style:text-properties fo:font-size="12pt"/>
    </style:style>
    <style:style style:name="P53" style:family="paragraph">
      <loext:graphic-properties draw:fill="solid" draw:fill-color="#d27e2b"/>
      <style:paragraph-properties fo:text-align="center"/>
    </style:style>
    <style:style style:name="T1" style:family="text">
      <style:text-properties officeooo:rsid="0024f7cb"/>
    </style:style>
    <style:style style:name="T2" style:family="text">
      <style:text-properties officeooo:rsid="00254a2d"/>
    </style:style>
    <style:style style:name="T3" style:family="text">
      <style:text-properties officeooo:rsid="0026e908"/>
    </style:style>
    <style:style style:name="T4" style:family="text">
      <style:text-properties officeooo:rsid="0027f03d"/>
    </style:style>
    <style:style style:name="T5" style:family="text">
      <style:text-properties officeooo:rsid="0022f48a"/>
    </style:style>
    <style:style style:name="T6" style:family="text">
      <style:text-properties officeooo:rsid="0020b37b"/>
    </style:style>
    <style:style style:name="T7" style:family="text">
      <style:text-properties officeooo:rsid="0020af03"/>
    </style:style>
    <style:style style:name="T8" style:family="text">
      <style:text-properties style:font-name="Arial1" style:text-underline-style="none"/>
    </style:style>
    <style:style style:name="T9" style:family="text">
      <style:text-properties style:font-name="Arial1" style:text-underline-style="none" officeooo:rsid="00263aa3"/>
    </style:style>
    <style:style style:name="T10" style:family="text">
      <style:text-properties officeooo:rsid="002475f9"/>
    </style:style>
    <style:style style:name="T11" style:family="text">
      <style:text-properties officeooo:rsid="0029ff0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803c2"/>
    </style:style>
    <style:style style:name="T14" style:family="text">
      <style:text-properties officeooo:rsid="002ead34"/>
    </style:style>
    <style:style style:name="T15" style:family="text">
      <style:text-properties officeooo:rsid="002bd16b"/>
    </style:style>
    <style:style style:name="T16" style:family="text">
      <style:text-properties fo:font-size="13pt" fo:font-weight="bold" officeooo:rsid="002bd16b" style:font-size-asian="13pt" style:font-weight-asian="bold" style:font-size-complex="13pt" style:font-weight-complex="bold"/>
    </style:style>
    <style:style style:name="T17" style:family="text">
      <style:text-properties style:text-position="super 58%" officeooo:rsid="002bd16b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officeooo:rsid="0029caa7" style:font-size-asian="16pt" style:font-size-complex="16pt"/>
    </style:style>
    <style:style style:name="T20" style:family="text">
      <style:text-properties officeooo:rsid="002bc1b6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fo:language="en" fo:country="US" style:font-size-asian="9pt" style:font-size-complex="9pt"/>
    </style:style>
    <style:style style:name="T23" style:family="text">
      <style:text-properties fo:font-size="10pt" style:font-size-asian="10pt" style:font-size-complex="10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80" draw:fill-color="#ccffcc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="solid" draw:fill-color="#d1e6ef" draw:textarea-horizontal-align="center" draw:textarea-vertical-align="middle" style:run-through="foreground"/>
    </style:style>
    <style:style style:name="gr5" style:family="graphic">
      <style:graphic-properties draw:stroke="dash" draw:stroke-dash="Dashed_20__28_var_29_" svg:stroke-width="0.041cm" svg:stroke-color="#000000" draw:marker-start-width="0.469cm" draw:marker-end-width="0.469cm" draw:fill="solid" draw:fill-color="#d1e6ef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draw:stroke="solid" draw:stroke-dash="Fine_20_Dashed" svg:stroke-width="0.041cm" svg:stroke-color="#000000" draw:marker-start-width="0.469cm" draw:marker-end-width="0.469cm" draw:fill="solid" draw:fill-color="#d1e6ef" draw:textarea-horizontal-align="center" draw:textarea-vertical-align="middle" fo:padding-top="0.019cm" fo:padding-bottom="0.019cm" fo:padding-left="0.019cm" fo:padding-right="0.019cm" style:run-through="foreground"/>
    </style:style>
    <style:style style:name="gr7" style:family="graphic">
      <style:graphic-properties svg:stroke-width="0.041cm" svg:stroke-color="#000000" draw:marker-start-width="0.469cm" draw:marker-end-width="0.469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draw:stroke="none" svg:stroke-color="#000000" draw:fill="solid" draw:fill-color="#d1e6ef" draw:opacity="0%" draw:textarea-vertical-align="middle" fo:min-height="0.64cm" draw:shadow-opacity="0%" style:run-through="foreground"/>
    </style:style>
    <style:style style:name="gr9" style:family="graphic">
      <style:graphic-properties draw:stroke="none" svg:stroke-color="#000000" draw:fill="solid" draw:fill-color="#d1e6ef" draw:opacity="0%" draw:textarea-vertical-align="middle" fo:min-height="6.685cm" draw:shadow-opacity="0%" style:run-through="foreground"/>
    </style:style>
    <style:style style:name="gr10" style:family="graphic">
      <style:graphic-properties svg:stroke-color="#000000" draw:fill-color="#ffff99" draw:textarea-horizontal-align="center" draw:textarea-vertical-align="middle" style:run-through="foreground"/>
    </style:style>
    <style:style style:name="gr11" style:family="graphic">
      <style:graphic-properties svg:stroke-color="#000000" svg:stroke-opacity="0%" draw:fill-color="#ffffff" draw:opacity="0%" draw:textarea-horizontal-align="center" draw:textarea-vertical-align="middle" draw:shadow-opacity="0%" style:run-through="foreground"/>
    </style:style>
    <style:style style:name="gr12" style:family="graphic">
      <style:graphic-properties svg:stroke-color="#000000" draw:fill-color="#ffffff" draw:textarea-horizontal-align="center" draw:textarea-vertical-align="middle" style:run-through="foreground"/>
    </style:style>
    <style:style style:name="gr13" style:family="graphic">
      <style:graphic-properties draw:stroke="dash" draw:stroke-dash="Dash_20_4" svg:stroke-width="0.041cm" svg:stroke-color="#000000" draw:marker-start-width="0.469cm" draw:marker-end-width="0.469cm" draw:fill="solid" draw:fill-color="#d1e6ef" draw:textarea-horizontal-align="center" draw:textarea-vertical-align="middle" fo:padding-top="0.019cm" fo:padding-bottom="0.019cm" fo:padding-left="0.019cm" fo:padding-right="0.019cm" style:run-through="foreground"/>
    </style:style>
    <style:style style:name="gr14" style:family="graphic">
      <style:graphic-properties draw:stroke="solid" draw:stroke-dash="Dash_20_5" svg:stroke-width="0.041cm" svg:stroke-color="#000000" draw:marker-start-width="0.469cm" draw:marker-end-width="0.469cm" draw:fill="solid" draw:fill-color="#d1e6ef" draw:textarea-horizontal-align="center" draw:textarea-vertical-align="middle" fo:padding-top="0.019cm" fo:padding-bottom="0.019cm" fo:padding-left="0.019cm" fo:padding-right="0.019cm" style:run-through="foreground"/>
    </style:style>
    <style:style style:name="gr15" style:family="graphic">
      <style:graphic-properties draw:stroke="dash" draw:stroke-dash="Dash_20_6" svg:stroke-width="0.041cm" svg:stroke-color="#000000" draw:marker-start-width="0.469cm" draw:marker-end-width="0.469cm" draw:fill="solid" draw:fill-color="#d1e6ef" draw:textarea-horizontal-align="center" draw:textarea-vertical-align="middle" fo:padding-top="0.019cm" fo:padding-bottom="0.019cm" fo:padding-left="0.019cm" fo:padding-right="0.019cm" style:run-through="foreground"/>
    </style:style>
    <style:style style:name="gr16" style:family="graphic">
      <style:graphic-properties draw:stroke="none" svg:stroke-color="#000000" draw:fill="solid" draw:fill-color="#d1e6ef" draw:opacity="0%" draw:textarea-vertical-align="middle" fo:min-height="0.363cm" draw:shadow-opacity="0%" style:run-through="foreground"/>
    </style:style>
    <style:style style:name="gr17" style:family="graphic">
      <style:graphic-properties draw:stroke="none" svg:stroke-color="#000000" draw:fill="solid" draw:fill-color="#d1e6ef" draw:opacity="0%" draw:textarea-vertical-align="middle" fo:min-height="5.613cm" draw:shadow-opacity="0%" style:run-through="foreground"/>
    </style:style>
    <style:style style:name="gr18" style:family="graphic">
      <style:graphic-properties svg:stroke-color="#d27e2b" draw:fill="solid" draw:fill-color="#d27e2b" draw:textarea-horizontal-align="justify" draw:textarea-vertical-align="middle" draw:auto-grow-height="false" fo:min-height="0.399cm" fo:min-width="0.39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 223N Assignment 4</text:p>
      <text:p text:style-name="P2">Traveling Ball</text:p>
      <text:p text:style-name="P7"/>
      <text:p text:style-name="P7"/>
      <text:p text:style-name="P3">Introduction</text:p>
      <text:p text:style-name="P8"/>
      <text:p text:style-name="P8">This assign<text:span text:style-name="T3">ment</text:span> introduces animation to you user interface. <text:s/>In this program you will make a ball travel or fly away to the edges of the UI. <text:s/>In this assignment we try to keep the math to the bare essentials.</text:p>
      <text:p text:style-name="P8"/>
      <text:p text:style-name="P8"/>
      <text:p text:style-name="P4">What you will learn</text:p>
      <text:p text:style-name="P9"/>
      <text:p text:style-name="P10">By doing this assignment and hearing the lectures related to this assignment you will gain knowledge about the following:</text:p>
      <text:p text:style-name="P10"/>
      <text:p text:style-name="P10"><text:tab/>Refresh rate of the image</text:p>
      <text:p text:style-name="P10"><text:tab/>How to pick a suitable refresh rate</text:p>
      <text:p text:style-name="P10"><text:tab/>Linear speed of a moving object</text:p>
      <text:p text:style-name="P10"><text:tab/>How to set clock rate to obtain a desired linear speed</text:p>
      <text:p text:style-name="P10"><text:tab/>Conversion of units used to measure speed</text:p>
      <text:p text:style-name="P10"><text:tab/>Why animation programs use type double for computer graphics</text:p>
      <text:p text:style-name="P10"><text:tab/><text:span text:style-name="T2">How to make a text input box</text:span></text:p>
      <text:p text:style-name="P7"/>
      <text:p text:style-name="P7"/>
      <text:p text:style-name="P5">Foundations</text:p>
      <text:p text:style-name="P11"/>
      <text:p text:style-name="P11">The graphic area comes with a predefined <text:span text:style-name="T3">C</text:span>artesian coordinate system, which you have been using in previous assignments of this course. <text:s/>Let’s call it the “C# coordinate system” because we need a name to distinguish it from other coordinate systems.</text:p>
      <text:p text:style-name="P11"/>
      <text:p text:style-name="P11">Create a new coordinate system exactly like the ones that appear in math books. <text:s/>Therefore, we’ll call this new system the “Mathematical coordinate system”. <text:s/>The origin of the Math coordinate system is at the center of the graphic area. <text:s/>In C# we remove from consideration the top horizontal strip that usually contains descriptive information, and we remove from consideration the hor<text:span text:style-name="T3">i</text:span>zontal strip at the bottom that typically contains control objects (buttons, boxes, labels, etc).</text:p>
      <text:p text:style-name="P11"/>
      <text:p text:style-name="P11">We establish a ratio between math units and pixels. <text:s/>For example, we could set 50 pixels to be equal to 1 math unit. <text:s/>In fact 50 to 1, or 100 to 1 are common ratios used in graphic programming of this nature.</text:p>
      <text:p text:style-name="P11"/>
      <text:p text:style-name="P12">In case you’re wondering: this assignment only uses 2D graphics. <text:s/>The 3D case will have to wait.</text:p>
      <text:p text:style-name="P12"/>
      <text:p text:style-name="P12">The following diagram shows the UI when the program begins.</text:p>
      <text:p text:style-name="P32"><text:span text:style-name="T1">Initial u</text:span>ser Interface of the program “Travel<text:span text:style-name="T3">i</text:span>ng Ball”</text:p>
      <text:p text:style-name="P13"><draw:g text:anchor-type="paragraph" draw:z-index="0" draw:style-name="gr1"><draw:rect draw:style-name="gr2" draw:text-style-name="P42" svg:width="17.208cm" svg:height="1.35cm" svg:x="0.355cm" svg:y="0.296cm"><text:p text:style-name="P41">Traveling Ball by Joseph Anderson</text:p></draw:rect><draw:g draw:style-name="gr3"><draw:g draw:style-name="gr3"><draw:rect draw:style-name="gr4" draw:text-style-name="P43" svg:width="17.181cm" svg:height="11.348cm" svg:x="0.383cm" svg:y="1.645cm"><text:p/></draw:rect><draw:line draw:style-name="gr5" draw:text-style-name="P43" svg:x1="9.012cm" svg:y1="7.373cm" svg:x2="0.383cm" svg:y2="7.373cm"><text:p/></draw:line><draw:line draw:style-name="gr6" draw:text-style-name="P43" svg:x1="9.012cm" svg:y1="7.373cm" svg:x2="17.563cm" svg:y2="7.373cm"><text:p/></draw:line><draw:line draw:style-name="gr5" draw:text-style-name="P43" svg:x1="9.012cm" svg:y1="7.373cm" svg:x2="9.026cm" svg:y2="12.993cm"><text:p/></draw:line><draw:line draw:name="Forma1" draw:style-name="gr7" draw:text-style-name="P41" svg:x1="9.012cm" svg:y1="1.673cm" svg:x2="9.012cm" svg:y2="7.374cm"><text:p/></draw:line></draw:g><draw:frame draw:style-name="gr8" draw:text-style-name="P44" svg:width="16.925cm" svg:height="0.641cm" svg:x="0.383cm" svg:y="6.879cm"><draw:text-box><text:p text:style-name="P41"><text:span text:style-name="T21">-12.0 <text:s/>-11.0 <text:s/>-10.0 <text:s/>-9.0 <text:s/>-8.0 <text:s/>-7.0 <text:s/>-6.0 <text:s/>-5.0 <text:s/>-4.0 <text:s/>-3.0 <text:s/>-2.0 <text:s/>-1.0 <text:s/>0.0 <text:s/>1.0 <text:s text:c="2"/>2.0 <text:s text:c="2"/>3.0 <text:s text:c="2"/>4.0 <text:s text:c="2"/>5.0 <text:s text:c="2"/>6.0 <text:s text:c="2"/>7.0 <text:s text:c="2"/>8.0 <text:s text:c="2"/>9.0 <text:s text:c="2"/>10.0 <text:s text:c="2"/>11.0 <text:s/>12.0</text:span></text:p></draw:text-box></draw:frame><draw:frame draw:style-name="gr9" draw:text-style-name="P46" svg:width="1.179cm" svg:height="10.88cm" svg:x="7.834cm" svg:y="1.928cm"><draw:text-box><text:p text:style-name="P45"><text:span text:style-name="T22">10.0</text:span></text:p><text:p text:style-name="P45"><text:span text:style-name="T22">9.0</text:span></text:p><text:p text:style-name="P45"><text:span text:style-name="T22">8.0</text:span></text:p><text:p text:style-name="P45"><text:span text:style-name="T22">7.0</text:span></text:p><text:p text:style-name="P45"><text:span text:style-name="T22">6.0</text:span></text:p><text:p text:style-name="P45"><text:span text:style-name="T22">5.0</text:span></text:p><text:p text:style-name="P45"><text:span text:style-name="T22">4.0</text:span></text:p><text:p text:style-name="P45"><text:span text:style-name="T22">3.0</text:span></text:p><text:p text:style-name="P45"><text:span text:style-name="T22">2.0</text:span></text:p><text:p text:style-name="P45"><text:span text:style-name="T22">1.0</text:span></text:p><text:p text:style-name="P45"><text:span text:style-name="T22">0.0</text:span></text:p><text:p text:style-name="P45"><text:span text:style-name="T22">-1.0</text:span></text:p><text:p text:style-name="P45"><text:span text:style-name="T22">-2.0</text:span></text:p><text:p text:style-name="P45"><text:span text:style-name="T22">-3.0</text:span></text:p><text:p text:style-name="P45"><text:span text:style-name="T22">-4.0</text:span></text:p><text:p text:style-name="P45"><text:span text:style-name="T22">-5.0</text:span></text:p><text:p text:style-name="P45"><text:span text:style-name="T22">-6.0</text:span></text:p><text:p text:style-name="P45"><text:span text:style-name="T22">-7.0</text:span></text:p><text:p text:style-name="P45"><text:span text:style-name="T22">-8.0</text:span></text:p><text:p text:style-name="P45"><text:span text:style-name="T22">-9.0</text:span></text:p><text:p text:style-name="P45"><text:span text:style-name="T22">-10.0</text:span></text:p></draw:text-box></draw:frame></draw:g><draw:g draw:style-name="gr3"><draw:rect draw:style-name="gr10" draw:text-style-name="P47" svg:width="17.179cm" svg:height="3.179cm" svg:x="0.385cm" svg:y="12.992cm"><text:p/></draw:rect><draw:rect draw:style-name="gr11" draw:text-style-name="P48" svg:width="2.456cm" svg:height="0.906cm" svg:x="0.655cm" svg:y="13.276cm"><text:p text:style-name="P41"><text:span text:style-name="T23">Input C# speed</text:span></text:p></draw:rect><draw:rect draw:style-name="gr12" draw:text-style-name="P49" svg:width="1.519cm" svg:height="1.064cm" svg:x="0.946cm" svg:y="13.984cm"><text:p text:style-name="P41"><text:span text:style-name="T23"/></text:p></draw:rect><draw:rect draw:style-name="gr12" draw:text-style-name="P49" svg:width="1.602cm" svg:height="1.142cm" svg:x="12.766cm" svg:y="14.231cm"><text:p text:style-name="P41"><text:span text:style-name="T23">Start</text:span></text:p></draw:rect><draw:rect draw:style-name="gr11" draw:text-style-name="P48" svg:width="4.904cm" svg:height="2.472cm" svg:x="6.338cm" svg:y="13.273cm"><text:p text:style-name="P41"><text:span text:style-name="T23">Coordinates of center of ball:</text:span></text:p><text:p text:style-name="P50"><text:span text:style-name="T23"/></text:p><text:p text:style-name="P50"><text:span text:style-name="T23">C# system = (700,580)</text:span></text:p><text:p text:style-name="P50"><text:span text:style-name="T23"/></text:p><text:p text:style-name="P50"><text:span text:style-name="T23">Math system = (0.00,0.00)</text:span></text:p></draw:rect><draw:rect draw:style-name="gr12" draw:text-style-name="P49" svg:width="0.976cm" svg:height="1.057cm" svg:x="3.932cm" svg:y="13.956cm"><text:p text:style-name="P41"><text:span text:style-name="T23"/></text:p></draw:rect><draw:rect draw:style-name="gr12" draw:text-style-name="P49" svg:width="1.722cm" svg:height="1.057cm" svg:x="15.034cm" svg:y="14.222cm"><text:p text:style-name="P41"><text:span text:style-name="T23">Exit</text:span></text:p></draw:rect><draw:rect draw:style-name="gr11" draw:text-style-name="P48" svg:width="2.453cm" svg:height="0.907cm" svg:x="3.269cm" svg:y="13.261cm"><text:p text:style-name="P41"><text:span text:style-name="T23">Input angle degrees</text:span></text:p></draw:rect></draw:g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ootnotes:</text:p>
      <text:p text:style-name="P14"/>
      <text:p text:style-name="P14">The coordinates (700,580) are the C# coordinates of the center of the graphical area, which is the sky blue rectangle above. <text:s/>Your center coordinates will most likely be different.</text:p>
      <text:p text:style-name="P14"/>
      <text:p text:style-name="P14">The C# coordinates are always integers. <text:s/>The math coordinates are always of type double. <text:s/>It is recommended that for display purposes you round mathematical coordinates to two decimal places to the right of the point.</text:p>
      <text:p text:style-name="P14"/>
      <text:p text:style-name="P14">The user will enter a speed measured in pixels per second in the box on the left. <text:s/><text:span text:style-name="T2">The user enters an angle of direction according to the math axes in the second box. <text:s/>Both inputs are accepted as of type double.</text:span></text:p>
      <text:p text:style-name="P33">User interface of the program Traveling Ball after clicking on Start</text:p>
      <text:p text:style-name="P13"><draw:g text:anchor-type="paragraph" draw:z-index="1" draw:style-name="gr1"><draw:rect draw:style-name="gr2" draw:text-style-name="P42" svg:width="17.208cm" svg:height="1.35cm" svg:x="0.355cm" svg:y="0.296cm"><text:p text:style-name="P41">Traveling Ball by Joseph Anderson</text:p></draw:rect><draw:g draw:style-name="gr3"><draw:rect draw:style-name="gr10" draw:text-style-name="P47" svg:width="17.179cm" svg:height="3.179cm" svg:x="0.385cm" svg:y="12.992cm"><text:p/></draw:rect><draw:rect draw:style-name="gr11" draw:text-style-name="P48" svg:width="2.456cm" svg:height="0.906cm" svg:x="0.655cm" svg:y="13.276cm"><text:p text:style-name="P41"><text:span text:style-name="T23">Input C# speed</text:span></text:p></draw:rect><draw:rect draw:style-name="gr12" draw:text-style-name="P49" svg:width="1.519cm" svg:height="1.064cm" svg:x="0.946cm" svg:y="13.984cm"><text:p text:style-name="P41"><text:span text:style-name="T23">38.6</text:span></text:p></draw:rect><draw:rect draw:style-name="gr12" draw:text-style-name="P49" svg:width="1.602cm" svg:height="1.142cm" svg:x="12.766cm" svg:y="14.231cm"><text:p text:style-name="P41"><text:span text:style-name="T23">Pause</text:span></text:p></draw:rect><draw:rect draw:style-name="gr11" draw:text-style-name="P48" svg:width="4.904cm" svg:height="2.472cm" svg:x="6.338cm" svg:y="13.273cm"><text:p text:style-name="P41"><text:span text:style-name="T23">Coordinates of center of ball:</text:span></text:p><text:p text:style-name="P50"><text:span text:style-name="T23"/></text:p><text:p text:style-name="P50"><text:span text:style-name="T23">C# system = (850,227)</text:span></text:p><text:p text:style-name="P50"><text:span text:style-name="T23"/></text:p><text:p text:style-name="P50"><text:span text:style-name="T23">Math system = (4.25,-6.12)</text:span></text:p></draw:rect><draw:rect draw:style-name="gr12" draw:text-style-name="P49" svg:width="0.976cm" svg:height="1.057cm" svg:x="3.932cm" svg:y="13.956cm"><text:p text:style-name="P41"><text:span text:style-name="T23">-55.0</text:span></text:p></draw:rect><draw:rect draw:style-name="gr12" draw:text-style-name="P49" svg:width="1.722cm" svg:height="1.057cm" svg:x="15.034cm" svg:y="14.222cm"><text:p text:style-name="P41"><text:span text:style-name="T23">Exit</text:span></text:p></draw:rect><draw:rect draw:style-name="gr11" draw:text-style-name="P48" svg:width="2.453cm" svg:height="0.907cm" svg:x="3.269cm" svg:y="13.261cm"><text:p text:style-name="P41"><text:span text:style-name="T23">Input angle degrees</text:span></text:p></draw:rect></draw:g><draw:g draw:style-name="gr3"><draw:g draw:style-name="gr3"><draw:g draw:style-name="gr3"><draw:rect draw:style-name="gr4" draw:text-style-name="P51" svg:width="17.183cm" svg:height="11.35cm" svg:x="0.383cm" svg:y="1.645cm"><text:p/></draw:rect><draw:line draw:style-name="gr13" draw:text-style-name="P51" svg:x1="9.013cm" svg:y1="7.373cm" svg:x2="0.383cm" svg:y2="7.373cm"><text:p/></draw:line><draw:line draw:style-name="gr14" draw:text-style-name="P51" svg:x1="9.012cm" svg:y1="7.373cm" svg:x2="17.564cm" svg:y2="7.373cm"><text:p/></draw:line><draw:line draw:style-name="gr15" draw:text-style-name="P51" svg:x1="9.012cm" svg:y1="7.373cm" svg:x2="9.026cm" svg:y2="12.994cm"><text:p/></draw:line><draw:line draw:name="Forma1" draw:style-name="gr7" draw:text-style-name="P52" svg:x1="9.012cm" svg:y1="1.672cm" svg:x2="9.012cm" svg:y2="7.374cm"><text:p/></draw:line></draw:g><draw:frame draw:style-name="gr16" draw:text-style-name="P44" svg:width="16.927cm" svg:height="0.368cm" svg:x="0.383cm" svg:y="7.015cm"><draw:text-box><text:p text:style-name="P41"><text:span text:style-name="T21">-12.0 <text:s/>-11.0 <text:s/>-10.0 <text:s/>-9.0 <text:s/>-8.0 <text:s/>-7.0 <text:s/>-6.0 <text:s/>-5.0 <text:s/>-4.0 <text:s/>-3.0 <text:s/>-2.0 <text:s/>-1.0 <text:s/>0.0 <text:s/>1.0 <text:s text:c="2"/>2.0 <text:s text:c="2"/>3.0 <text:s text:c="2"/>4.0 <text:s text:c="2"/>5.0 <text:s text:c="2"/>6.0 <text:s text:c="2"/>7.0 <text:s text:c="2"/>8.0 <text:s text:c="2"/>9.0 <text:s text:c="2"/>10.0 <text:s text:c="2"/>11.0 <text:s/>12.0</text:span></text:p></draw:text-box></draw:frame><draw:frame draw:style-name="gr17" draw:text-style-name="P46" svg:width="1.179cm" svg:height="10.88cm" svg:x="7.834cm" svg:y="1.926cm"><draw:text-box><text:p text:style-name="P45"><text:span text:style-name="T22">10.0</text:span></text:p><text:p text:style-name="P45"><text:span text:style-name="T22">9.0</text:span></text:p><text:p text:style-name="P45"><text:span text:style-name="T22">8.0</text:span></text:p><text:p text:style-name="P45"><text:span text:style-name="T22">7.0</text:span></text:p><text:p text:style-name="P45"><text:span text:style-name="T22">6.0</text:span></text:p><text:p text:style-name="P45"><text:span text:style-name="T22">5.0</text:span></text:p><text:p text:style-name="P45"><text:span text:style-name="T22">4.0</text:span></text:p><text:p text:style-name="P45"><text:span text:style-name="T22">3.0</text:span></text:p><text:p text:style-name="P45"><text:span text:style-name="T22">2.0</text:span></text:p><text:p text:style-name="P45"><text:span text:style-name="T22">1.0</text:span></text:p><text:p text:style-name="P45"><text:span text:style-name="T22">0.0</text:span></text:p><text:p text:style-name="P45"><text:span text:style-name="T22">-1.0</text:span></text:p><text:p text:style-name="P45"><text:span text:style-name="T22">-2.0</text:span></text:p><text:p text:style-name="P45"><text:span text:style-name="T22">-3.0</text:span></text:p><text:p text:style-name="P45"><text:span text:style-name="T22">-4.0</text:span></text:p><text:p text:style-name="P45"><text:span text:style-name="T22">-5.0</text:span></text:p><text:p text:style-name="P45"><text:span text:style-name="T22">-6.0</text:span></text:p><text:p text:style-name="P45"><text:span text:style-name="T22">-7.0</text:span></text:p><text:p text:style-name="P45"><text:span text:style-name="T22">-8.0</text:span></text:p><text:p text:style-name="P45"><text:span text:style-name="T22">-9.0</text:span></text:p><text:p text:style-name="P45"><text:span text:style-name="T22">-10.0</text:span></text:p></draw:text-box></draw:frame></draw:g><draw:custom-shape draw:name="Forma2" draw:style-name="gr18" draw:text-style-name="P53" svg:width="0.565cm" svg:height="0.565cm" svg:x="11.247cm" svg:y="10.3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Note that the <text:span text:style-name="T1">numeric values for coordinates are not intended to be mathematically correct. <text:s/>They are shown simply for demonstration purposes.</text:span></text:p>
      <text:p text:style-name="P13"/>
      <text:p text:style-name="P16">The math coordinates have been rounded to two decimal places on the right of the point.</text:p>
      <text:p text:style-name="P16"/>
      <text:p text:style-name="P16">The Start button has changed to become the Pause button.</text:p>
      <text:p text:style-name="P16"/>
      <text:p text:style-name="P16">The orange ball is traveling from the mathematical orig<text:span text:style-name="T3">i</text:span>n toward the outer boundary of the graphical area.</text:p>
      <text:p text:style-name="P17"/>
      <text:p text:style-name="P34">Order of execution</text:p>
      <text:p text:style-name="P16"/>
      <text:p text:style-name="P16">1. <text:s/>The user inputs a speed number which is of type double. <text:s/>The speed uses C# units, namely: pixels per second.</text:p>
      <text:p text:style-name="P16"/>
      <text:p text:style-name="P16">2. <text:s/>The user inputs a<text:span text:style-name="T4">n</text:span> angle measured in degrees which is of type double. <text:s/>This angle establishes a direction from the mathematical orig<text:span text:style-name="T3">i</text:span>n. <text:s/>We use the common math convention of measuring the angle from the positive mathematical X-axis.</text:p>
      <text:p text:style-name="P16"/>
      <text:p text:style-name="P16">3. <text:s/>The user clicks on start. <text:s/>A solid disc representing a ball begins travel<text:span text:style-name="T3">i</text:span>ng from the origin toward the outer boundary in <text:span text:style-name="T4">the </text:span>direction set by the inputted angle. <text:s/>The label on the start button changes to “<text:span text:style-name="T4">Pause”.</text:span></text:p>
      <text:p text:style-name="P16"/>
      <text:p text:style-name="P18">4. <text:s/>At any time the user may click on the Pause button and ball stops moving (the motion clock of the ball has stopped). <text:s/>The label on the Pause button changes to “Resume”.</text:p>
      <text:p text:style-name="P18"/>
      <text:p text:style-name="P18">5. <text:s/>When the ball reaches an outer boundary it passes out into outer space, and is no longer seen.</text:p>
      <text:p text:style-name="P18"/>
      <text:p text:style-name="P18">6. <text:s/>The user has the opportunity to enter new inputs and start a new ball in motion if desired, or may simply click on exit.</text:p>
      <text:p text:style-name="P18"/>
      <text:p text:style-name="P18"/>
      <text:p text:style-name="P18"/>
      <text:p text:style-name="P6">Schedule of events <text:span text:style-name="T6">for C# programming class</text:span>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6">Name of event</text:p>
          </table:table-cell>
          <table:table-cell table:style-name="Tabla1.A1" office:value-type="string">
            <text:p text:style-name="P36">Date of event</text:p>
          </table:table-cell>
          <table:table-cell table:style-name="Tabla1.C1" office:value-type="string">
            <text:p text:style-name="P37">Subject area</text:p>
          </table:table-cell>
        </table:table-row>
        <table:table-row>
          <table:table-cell table:style-name="Tabla1.A2" office:value-type="string">
            <text:p text:style-name="P38">Assignment 1</text:p>
          </table:table-cell>
          <table:table-cell table:style-name="Tabla1.A2" office:value-type="string">
            <text:p text:style-name="P38">September 11</text:p>
          </table:table-cell>
          <table:table-cell table:style-name="Tabla1.C2" table:number-rows-spanned="4" office:value-type="string">
            <text:p text:style-name="P39">Interactive user interfaces during first half of the semester.</text:p>
          </table:table-cell>
        </table:table-row>
        <table:table-row>
          <table:table-cell table:style-name="Tabla1.A2" office:value-type="string">
            <text:p text:style-name="P38">Assignment 2</text:p>
          </table:table-cell>
          <table:table-cell table:style-name="Tabla1.A2" office:value-type="string">
            <text:p text:style-name="P38">September 27</text:p>
          </table:table-cell>
          <table:covered-table-cell/>
        </table:table-row>
        <table:table-row>
          <table:table-cell table:style-name="Tabla1.A2" office:value-type="string">
            <text:p text:style-name="P38">Assignment 3</text:p>
          </table:table-cell>
          <table:table-cell table:style-name="Tabla1.A2" office:value-type="string">
            <text:p text:style-name="P38">October 11</text:p>
          </table:table-cell>
          <table:covered-table-cell/>
        </table:table-row>
        <table:table-row>
          <table:table-cell table:style-name="Tabla1.A2" office:value-type="string">
            <text:p text:style-name="P38">Midterm</text:p>
          </table:table-cell>
          <table:table-cell table:style-name="Tabla1.A2" office:value-type="string">
            <text:p text:style-name="P38">October 16</text:p>
          </table:table-cell>
          <table:covered-table-cell/>
        </table:table-row>
        <table:table-row>
          <table:table-cell table:style-name="Tabla1.A2" office:value-type="string">
            <text:p text:style-name="P38">Assignment 4</text:p>
          </table:table-cell>
          <table:table-cell table:style-name="Tabla1.A2" office:value-type="string">
            <text:p text:style-name="P40">November 6</text:p>
          </table:table-cell>
          <table:table-cell table:style-name="Tabla1.C2" table:number-rows-spanned="4" office:value-type="string">
            <text:p text:style-name="P39">Things in motion or animation during the second half of the semester.</text:p>
          </table:table-cell>
        </table:table-row>
        <table:table-row>
          <table:table-cell table:style-name="Tabla1.A2" office:value-type="string">
            <text:p text:style-name="P38">Assignment 5</text:p>
          </table:table-cell>
          <table:table-cell table:style-name="Tabla1.A2" office:value-type="string">
            <text:p text:style-name="P40">November 20</text:p>
          </table:table-cell>
          <table:covered-table-cell/>
        </table:table-row>
        <table:table-row>
          <table:table-cell table:style-name="Tabla1.A2" office:value-type="string">
            <text:p text:style-name="P38">Assignment 6</text:p>
          </table:table-cell>
          <table:table-cell table:style-name="Tabla1.A2" office:value-type="string">
            <text:p text:style-name="P40">December 6</text:p>
          </table:table-cell>
          <table:covered-table-cell/>
        </table:table-row>
        <table:table-row>
          <table:table-cell table:style-name="Tabla1.A2" office:value-type="string">
            <text:p text:style-name="P38">Final</text:p>
          </table:table-cell>
          <table:table-cell table:style-name="Tabla1.A2" office:value-type="string">
            <text:p text:style-name="P38">December <text:span text:style-name="T7">11 or 13</text:span></text:p>
          </table:table-cell>
          <table:covered-table-cell/>
        </table:table-row>
      </table:table>
      <text:p text:style-name="P20">If you are enrolled in C# at 1pm your final is on Dec 11.</text:p>
      <text:p text:style-name="P20">If you are enrolled in C# at 3pm your final is on Dec 13.</text:p>
      <text:p text:style-name="P20"/>
      <text:p text:style-name="P21">The same rules apply for the final as for the midterm. <text:s/><text:span text:style-name="T9">You have to be present in the class room at the time of the </text:span><text:span text:style-name="T8">final</text:span><text:span text:style-name="T9">. <text:s/>There is no makeup </text:span><text:span text:style-name="T8">final</text:span><text:span text:style-name="T9"> because I have only one question for the </text:span><text:span text:style-name="T8">final</text:span><text:span text:style-name="T9">. <text:s/>There is no “make up question” period. <text:s/>Do not ask to re-schedule the </text:span><text:span text:style-name="T8">final</text:span><text:span text:style-name="T9"> at a special time.</text:span></text:p>
      <text:p text:style-name="P23"/>
      <text:p text:style-name="P22">When you are finished working on the assignment do send me the source files and the script file as simple attachments to an email message. <text:s/><text:span text:style-name="T5">Send to: <text:s/>holliday@fullerton.edu </text:span></text:p>
      <text:p text:style-name="P35"><text:tab/><text:tab/><text:span text:style-name="T18">Announcements </text:span><text:span text:style-name="T19">about joining clubs</text:span></text:p>
      <text:p text:style-name="P25"/>
      <text:p text:style-name="P25"><text:span text:style-name="T11">The </text:span><text:span text:style-name="T12">Video Game Design Club</text:span> (VGDC) is planning to build a video game this semester. <text:s/>The idea is that members of the club may volunteer to contribute small pieces to the overall game. <text:s/>If many people each contribute say one function then the load is distributed in a more equitable manner that if only a few people build the game. <text:s/>You should investigate if programming <text:span text:style-name="T13">part of a game </text:span>is suitable to you.</text:p>
      <text:p text:style-name="P25"/>
      <text:p text:style-name="P25">The VGDC meets at these times;</text:p>
      <text:p text:style-name="P25"><text:tab/>All Tuesdays: TSU Alvarado Room, 12noon to 1:<text:span text:style-name="T13">00</text:span>pm</text:p>
      <text:p text:style-name="P25"><text:tab/>All Fridays: <text:s text:c="2"/>CS lab room 408, <text:span text:style-name="T13">12:00pm to 4:00pm</text:span></text:p>
      <text:p text:style-name="P26"/>
      <text:p text:style-name="P30">More information:</text:p>
      <text:p text:style-name="P30"><text:tab/>Website:<text:tab/><text:a xlink:type="simple" xlink:href="https://fullertonvgdc.github.io/site/" text:style-name="Internet_20_link" text:visited-style-name="Visited_20_Internet_20_Link">https://fullertonvgdc.github.io/site/</text:a></text:p>
      <text:p text:style-name="P30"><text:tab/>Facebook:<text:tab/><text:a xlink:type="simple" xlink:href="https://www.facebook.com/groups/csufvgdc/" text:style-name="Internet_20_link" text:visited-style-name="Visited_20_Internet_20_Link">https://www.facebook.com/groups/csufvgdc/</text:a></text:p>
      <text:p text:style-name="P30"><text:tab/>Instagram:<text:tab/><text:a xlink:type="simple" xlink:href="https://www.instagram.com/vgdc_csuf/" text:style-name="Internet_20_link" text:visited-style-name="Visited_20_Internet_20_Link"><text:span text:style-name="T20">https://www.instagram.com/vgdc_csuf/</text:span></text:a></text:p>
      <text:p text:style-name="P30"><text:tab/><text:span text:style-name="T20">Github:<text:tab/></text:span><text:a xlink:type="simple" xlink:href="https://github.com/fullertonvgdc" text:style-name="Internet_20_link" text:visited-style-name="Visited_20_Internet_20_Link"><text:span text:style-name="T20">https://github.com/fullertonvgdc</text:span></text:a></text:p>
      <text:p text:style-name="P30"/>
      <text:p text:style-name="P24">For questions email the club directly at: <text:s text:c="2"/>csufvgdc@gmail.com</text:p>
      <text:p text:style-name="P25"/>
      <text:p text:style-name="P27">Where do VGDC members find jobs? <text:s/><text:span text:style-name="T14">Answers are found at websites like these</text:span></text:p>
      <text:p text:style-name="P27"><text:span text:style-name="T14">===&gt; <text:s/></text:span><text:a xlink:type="simple" xlink:href="https://www.indeed.com/q-video-game-producer-jobs.html" text:style-name="Internet_20_link" text:visited-style-name="Visited_20_Internet_20_Link">https://www.indeed.com/q-video-game-producer-jobs.html</text:a></text:p>
      <text:p text:style-name="P28">===&gt; <text:s/><text:a xlink:type="simple" xlink:href="https://ca.indeed.com/Video-Game-Programmer-jobs" text:style-name="Internet_20_link" text:visited-style-name="Visited_20_Internet_20_Link">https://ca.indeed.com/Video-Game-Programmer-jobs</text:a></text:p>
      <text:p text:style-name="P28">===&gt; <text:s/><text:a xlink:type="simple" xlink:href="https://www.gamedesigning.org/career/programming-languages/" text:style-name="Internet_20_link" text:visited-style-name="Visited_20_Internet_20_Link">https://www.gamedesigning.org/career/programming-languages</text:a></text:p>
      <text:p text:style-name="P25"/>
      <text:p text:style-name="P24">Why should you join a project like this? <text:s/>Because when you graduate and apply for jobs you want to stand out as special compared to all the ordinary applicants for that job position.</text:p>
      <text:p text:style-name="P24"/>
      <text:p text:style-name="P24"/>
      <text:p text:style-name="P24"/>
      <text:p text:style-name="P24"/>
      <text:p text:style-name="P29">The <text:span text:style-name="T12">Cyber Security Club</text:span> invites you to <text:span text:style-name="T15">consider another kind of career. <text:s/>In order to protect Cyber data you must know the tools and techniques of <text:s/>Cyber criminals. <text:s/>The security club at CSUF, officially known as </text:span><text:span text:style-name="T16">OSS</text:span><text:span text:style-name="T15">, is composed of members who hack into things every day. <text:s/>If this career path <text:s/>appeals to you then you should join right now. <text:s/>If you think you will wait for your senior year to advance your career then you will be too late.</text:span></text:p>
      <text:p text:style-name="P29"><text:tab/><text:span text:style-name="T15">Meetings: 2</text:span><text:span text:style-name="T17">nd</text:span><text:span text:style-name="T15"> and 4</text:span><text:span text:style-name="T17">th</text:span><text:span text:style-name="T15"> Fridays in CS408 from 4 to 5pm</text:span></text:p>
      <text:p text:style-name="P29"><text:tab/><text:span text:style-name="T15">Club room: <text:s/>CS-302</text:span></text:p>
      <text:p text:style-name="P29"><text:tab/><text:span text:style-name="T15">Website: <text:s text:c="2"/>https://oss.org/</text:span></text:p>
      <text:p text:style-name="P29"><text:tab/><text:span text:style-name="T15">Email: <text:s text:c="2"/>csuf.oss@gmail.com</text:span></text:p>
      <text:p text:style-name="P24"/>
      <text:p text:style-name="P24"/>
      <text:p text:style-name="P24">Why should you <text:span text:style-name="T10">be active in a club</text:span>? <text:s/>Because when you graduate and apply for jobs you want to stand out as special compared to all the ordinary applicants for that job pos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4" draw:display-name="Dash 4" draw:style="rect" draw:dots1="1" draw:dots1-length="112%" draw:distance="72%"/>
    <draw:stroke-dash draw:name="Dash_20_5" draw:display-name="Dash 5" draw:style="rect" draw:dots1="1" draw:dots1-length="112%" draw:distance="112%"/>
    <draw:stroke-dash draw:name="Dash_20_6" draw:display-name="Dash 6" draw:style="rect" draw:dots1="1" draw:dots1-length="112%" draw:distance="72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23:09.443635610</meta:creation-date>
    <dc:date>2017-10-17T18:42:21.701895720</dc:date>
    <meta:editing-duration>PT57M12S</meta:editing-duration>
    <meta:editing-cycles>16</meta:editing-cycles>
    <meta:generator>LibreOffice/5.3.1.2$Linux_x86 LibreOffice_project/30m0$Build-2</meta:generator>
    <meta:document-statistic meta:table-count="1" meta:image-count="0" meta:object-count="0" meta:page-count="5" meta:paragraph-count="84" meta:word-count="1154" meta:character-count="6871" meta:non-whitespace-character-count="5724"/>
  </office:meta>
</office:document-meta>
</file>